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MB-ATTACK!</text:p>
      <text:p text:style-name="Standard"/>
      <text:p text:style-name="Standard">Tenemos 9 imágenes de bomba, bien separadas entre sí (la imagen puede ser la misma).</text:p>
      <text:p text:style-name="Standard"/>
      <text:p text:style-name="Standard">Son separadas para que no pises una sin querer.</text:p>
      <text:p text:style-name="Standard"><text:s/></text:p>
      <text:p text:style-name="Standard">De las bombas, 8 de 9, al pasar por encima, explotan (imagen explosión)</text:p>
      <text:p text:style-name="Standard"/>
      <text:p text:style-name="Standard">Una de ellas, contiene agua o un extintor, etc. El resto explotan!</text:p>
      <text:p text:style-name="Standard"/>
      <text:p text:style-name="Standard">Esto se puede hacer con background-image, cambiando la URL de la imagen en :hover</text:p>
      <text:p text:style-name="Standard"/>
      <text:p text:style-name="Standard">+EXTRA: Se puede probar que aparezcan o desaparezcan cosas con opacity, display y visibilit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24T19:58:56</meta:creation-date>
    <meta:document-statistic meta:table-count="0" meta:image-count="0" meta:object-count="0" meta:page-count="1" meta:paragraph-count="8" meta:word-count="78" meta:character-count="454"/>
    <dc:date>2024-01-24T20:13:00</dc:date>
    <meta:editing-duration>PT14M4S</meta:editing-duration>
    <meta:editing-cycles>1</meta:editing-cycles>
    <meta:generator>OpenOffice/4.1.9$Unix OpenOffice.org_project/419m1$Build-9805</meta:generator>
  </office:meta>
</office:document-meta>
</file>